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text-properties fo:language="ru" fo:country="RU" officeooo:rsid="0175f55b" officeooo:paragraph-rsid="019336c7"/>
    </style:style>
    <style:style style:name="P21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2" style:family="paragraph" style:parent-style-name="Text_20_body">
      <style:text-properties fo:language="ru" fo:country="RU" officeooo:rsid="01798876" officeooo:paragraph-rsid="01831cf7"/>
    </style:style>
    <style:style style:name="P23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4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25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6" style:family="paragraph" style:parent-style-name="index_20_heading">
      <style:text-properties fo:language="ru" fo:country="RU"/>
    </style:style>
    <style:style style:name="P27" style:family="paragraph" style:parent-style-name="Text_20_body">
      <style:paragraph-properties fo:text-indent="0in" style:auto-text-indent="false"/>
      <style:text-properties fo:language="ru" fo:country="RU" officeooo:rsid="019336c7" officeooo:paragraph-rsid="019336c7"/>
    </style:style>
    <style:style style:name="P28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1" style:family="paragraph" style:parent-style-name="Heading">
      <style:paragraph-properties fo:margin-top="0.1575in" fo:margin-bottom="0.1575in" style:contextual-spacing="false" fo:break-before="page"/>
    </style:style>
    <style:style style:name="P32" style:family="paragraph" style:parent-style-name="Heading">
      <style:paragraph-properties fo:margin-top="0.1972in" fo:margin-bottom="0.1972in" style:contextual-spacing="false" fo:break-before="page"/>
    </style:style>
    <style:style style:name="P3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4" style:family="paragraph" style:parent-style-name="Heading">
      <style:paragraph-properties fo:break-before="page"/>
    </style:style>
    <style:style style:name="P35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Heading">
      <style:paragraph-properties fo:margin-top="0.2366in" fo:margin-bottom="0.2366in" style:contextual-spacing="false" fo:break-before="page"/>
    </style:style>
    <style:style style:name="P37" style:family="paragraph" style:parent-style-name="Text_20_body">
      <style:paragraph-properties fo:margin-top="0.2366in" fo:margin-bottom="0.2366in" style:contextual-spacing="false"/>
      <style:text-properties officeooo:rsid="019336c7" officeooo:paragraph-rsid="019336c7"/>
    </style:style>
    <style:style style:name="P38" style:family="paragraph" style:parent-style-name="Table_20_Contents">
      <style:paragraph-properties fo:text-align="center" style:justify-single-word="false"/>
      <style:text-properties officeooo:rsid="019336c7" officeooo:paragraph-rsid="019336c7"/>
    </style:style>
    <style:style style:name="P39" style:family="paragraph" style:parent-style-name="Table_20_Contents">
      <style:paragraph-properties fo:text-align="center" style:justify-single-word="false"/>
      <style:text-properties officeooo:rsid="019336c7" officeooo:paragraph-rsid="01933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text-properties officeooo:paragraph-rsid="019336c7"/>
    </style:style>
    <style:style style:name="P41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42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943ac9" officeooo:paragraph-rsid="01943ac9"/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fo:font-size="14pt" fo:language="ru" fo:country="RU" officeooo:rsid="018f3caf" style:font-size-asian="14pt" style:font-size-complex="14pt"/>
    </style:style>
    <style:style style:name="T12" style:family="text">
      <style:text-properties fo:font-size="14pt" fo:language="ru" fo:country="RU" officeooo:rsid="0175f55b" style:font-size-asian="14pt" style:font-size-complex="14pt"/>
    </style:style>
    <style:style style:name="T13" style:family="text">
      <style:text-properties fo:font-size="14pt" fo:language="ru" fo:country="RU" officeooo:rsid="019336c7" style:font-size-asian="14pt" style:font-size-complex="14pt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18f3caf" style:font-size-asian="14pt" style:font-weight-asian="normal" style:font-size-complex="14pt" style:font-weight-complex="normal"/>
    </style:style>
    <style:style style:name="T16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officeooo:rsid="00d236e2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1831cf7"/>
    </style:style>
    <style:style style:name="T20" style:family="text">
      <style:text-properties officeooo:rsid="0175f55b"/>
    </style:style>
    <style:style style:name="T21" style:family="text">
      <style:text-properties officeooo:rsid="017b0491"/>
    </style:style>
    <style:style style:name="T22" style:family="text">
      <style:text-properties officeooo:rsid="01826342"/>
    </style:style>
    <style:style style:name="T23" style:family="text">
      <style:text-properties officeooo:rsid="01831cf7"/>
    </style:style>
    <style:style style:name="T24" style:family="text">
      <style:text-properties officeooo:rsid="019336c7"/>
    </style:style>
    <style:style style:name="T25" style:family="text">
      <style:text-properties officeooo:rsid="01943ac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1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42">ЗНАКОМСТВО С КРИПТОСИСТЕМАМИ</text:p>
      <text:p text:style-name="P2"><text:span text:style-name="T16">Лабораторная</text:span> работа <text:span text:style-name="T20">№</text:span><text:span text:style-name="T25">4</text:span></text:p>
      <text:p text:style-name="P7">по дисциплине</text:p>
      <text:p text:style-name="P7">«<text:span text:style-name="T20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20">3</text:span> г.</text:p>
      <text:p text:style-name="P17">Руководитель </text:p>
      <text:p text:style-name="P29"><text:span text:style-name="T23">Ассистент каф.</text:span> АСУ</text:p>
      <text:p text:style-name="P3"><text:span text:style-name="T7"><text:tab/></text:span><text:span text:style-name="T18"><text:tab/></text:span><text:span text:style-name="T19">Я</text:span>.<text:span text:style-name="T23">В</text:span>. <text:span text:style-name="T23">Яблонский</text:span></text:p>
      <text:p text:style-name="P18">«<text:span text:style-name="T7"><text:tab/></text:span>»<text:span text:style-name="T7"><text:tab/></text:span>202<text:span text:style-name="T20">3</text:span> <text:span text:style-name="T17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20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3">Оглавление</text:p>
          </text:index-title>
          <text:p text:style-name="P33"><text:a xlink:type="simple" xlink:href="#__RefHeading___Toc3593_3433578193" text:style-name="Index_20_Link" text:visited-style-name="Index_20_Link">1 Цель работы<text:tab/>3</text:a></text:p>
          <text:p text:style-name="P33"><text:a xlink:type="simple" xlink:href="#__RefHeading___Toc527_1245814963" text:style-name="Index_20_Link" text:visited-style-name="Index_20_Link">2 Задание<text:tab/>4</text:a></text:p>
          <text:p text:style-name="P33"><text:a xlink:type="simple" xlink:href="#__RefHeading___Toc3595_3433578193" text:style-name="Index_20_Link" text:visited-style-name="Index_20_Link">3 Описание алгоритма шифрования<text:tab/>5</text:a></text:p>
          <text:p text:style-name="P33"><text:a xlink:type="simple" xlink:href="#__RefHeading___Toc529_1245814963" text:style-name="Index_20_Link" text:visited-style-name="Index_20_Link">4 Листинг программы<text:tab/>6</text:a></text:p>
          <text:p text:style-name="P33"><text:a xlink:type="simple" xlink:href="#__RefHeading___Toc761_2637789596" text:style-name="Index_20_Link" text:visited-style-name="Index_20_Link">5 Пример работы программы<text:tab/>7</text:a></text:p>
          <text:p text:style-name="P33"><text:a xlink:type="simple" xlink:href="#__RefHeading___Toc3721_3433578193" text:style-name="Index_20_Link" text:visited-style-name="Index_20_Link">6 Вывод о проделанной работе<text:tab/>8</text:a></text:p>
          <text:p text:style-name="P33"><text:a xlink:type="simple" xlink:href="#__RefHeading___Toc1151_2460772735" text:style-name="Index_20_Link" text:visited-style-name="Index_20_Link">Приложение А (справочное) Определение таблиц<text:tab/>9</text:a></text:p>
        </text:index-body>
      </text:table-of-content>
      <text:h text:style-name="P28" text:outline-level="1"/>
      <text:h text:style-name="P24" text:outline-level="1"><text:bookmark-start text:name="__RefHeading___Toc3593_3433578193"/>1 Цель работы<text:bookmark-end text:name="__RefHeading___Toc3593_3433578193"/></text:h>
      <text:p text:style-name="P19">Цель: </text:p>
      <text:h text:style-name="P32" text:outline-level="1"><text:bookmark-start text:name="__RefHeading___Toc527_1245814963"/>2 Задание<text:bookmark-end text:name="__RefHeading___Toc527_1245814963"/></text:h>
      <text:p text:style-name="P20">Задание по варианту №</text:p>
      <text:h text:style-name="P36" text:outline-level="1"><text:bookmark-start text:name="_Toc117370880"/><text:bookmark-start text:name="__RefHeading___Toc3595_3433578193"/>3<text:bookmark-end text:name="_Toc117370880"/> Описание алгоритма шифрования<text:bookmark-end text:name="__RefHeading___Toc3595_3433578193"/></text:h>
      <text:p text:style-name="P37">блаблабла</text:p>
      <text:h text:style-name="P32" text:outline-level="1"><text:bookmark-start text:name="__RefHeading___Toc529_1245814963"/>4 Листинг программы<text:bookmark-end text:name="__RefHeading___Toc529_1245814963"/></text:h>
      <text:p text:style-name="P22"><text:span text:style-name="T22">Содержимое файла</text:span> представлен<text:span text:style-name="T22">о</text:span> листинге <text:span text:style-name="T23">4</text:span>.1.</text:p>
      <text:p text:style-name="P21">Листинг <text:span text:style-name="T23">4</text:span>.1 — <text:span text:style-name="T22">Содержимое файла по лабораторной работе</text:span></text:p>
      <text:p text:style-name="P35"/>
      <text:h text:style-name="P31" text:outline-level="1"><text:bookmark-start text:name="__RefHeading___Toc761_2637789596"/>5 <text:span text:style-name="T23">П</text:span>ример работы программы<text:bookmark-end text:name="__RefHeading___Toc761_2637789596"/></text:h>
      <text:p text:style-name="P23">Программа </text:p>
      <text:h text:style-name="P30" text:outline-level="1"><text:bookmark-start text:name="__RefHeading___Toc3721_3433578193"/>6 Вывод о проделанной работе<text:bookmark-end text:name="__RefHeading___Toc3721_3433578193"/></text:h>
      <text:p text:style-name="P40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</text:span><text:span text:style-name="T12"> и научи</text:span><text:span text:style-name="T13">лась </text:span><text:span text:style-name="T12">работать с </text:span></text:p>
      <text:h text:style-name="P34" text:outline-level="1"><text:bookmark-start text:name="__RefHeading___Toc1151_2460772735"/><text:span text:style-name="T10">П</text:span><text:span text:style-name="T8">риложение А<text:line-break/></text:span><text:span text:style-name="T14">(</text:span><text:span text:style-name="T15">справочное</text:span><text:span text:style-name="T14">)</text:span><text:span text:style-name="T8"><text:line-break/></text:span><text:span text:style-name="T11">Определение таблиц</text:span><text:bookmark-end text:name="__RefHeading___Toc1151_2460772735"/></text:h>
      <text:p text:style-name="Title">Рисунок А.1 — Таблица S_box</text:p>
      <text:p text:style-name="Title"><text:span text:style-name="T11">Р</text:span><text:span text:style-name="T8">исунок А.2 — Таблица Inv_S_box</text:span></text:p>
      <text:p text:style-name="Title">Рисунок 3.3 — Таблица Rcon</text:p>
      <text:p text:style-name="Text_20_body"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auto-update="true" style:list-style-name="List_20_1" style:list-level="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68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02T19:24:41.374918384</dc:date>
    <meta:editing-cycles>526</meta:editing-cycles>
    <meta:editing-duration>P6DT11H24M34S</meta:editing-duration>
    <meta:generator>LibreOffice/7.6.2.1$Linux_X86_64 LibreOffice_project/60$Build-1</meta:generator>
    <meta:print-date>2023-09-29T13:24:15.130146915</meta:print-date>
    <meta:printed-by>PDF files</meta:printed-by>
    <meta:document-statistic meta:table-count="0" meta:image-count="0" meta:object-count="0" meta:page-count="9" meta:paragraph-count="43" meta:word-count="162" meta:character-count="1152" meta:non-whitespace-character-count="1020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